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7429in" svg:y="12.6224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1.5181in" svg:y="14.6177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3.3681in" svg:y="12.3264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in" svg:y="7.1898in">
            <draw:object draw:notify-on-update-of-ranges="Sheet1.C32:Sheet1.C32 Sheet1.C33:Sheet1.C38 Sheet1.D32:Sheet1.D32 Sheet1.D33:Sheet1.D38 Sheet1.C32:Sheet1.C32 Sheet1.C33:Sheet1.C38 Sheet1.E32:Sheet1.E32 Sheet1.E33:Sheet1.E38 Sheet1.C32:Sheet1.C32 Sheet1.C33:Sheet1.C38 Sheet1.F32:Sheet1.F32 Sheet1.F33:Sheet1.F38 Sheet1.C32:Sheet1.C32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0in" svg:y="9.8661in">
            <draw:object draw:notify-on-update-of-ranges="Sheet1.J33:Sheet1.J36 Sheet1.K32:Sheet1.K32 Sheet1.K33:Sheet1.K36 Sheet1.J33:Sheet1.J36 Sheet1.L32:Sheet1.L32 Sheet1.L33:Sheet1.L36 Sheet1.J33:Sheet1.J36 Sheet1.M32:Sheet1.M32 Sheet1.M33:Sheet1.M36 Sheet1.J33:Sheet1.J36 Sheet1.N32:Sheet1.N32 Sheet1.N33:Sheet1.N36 Sheet1.J33:Sheet1.J36 Sheet1.O32:Sheet1.O32 Sheet1.O33:Sheet1.O36 Sheet1.J33:Sheet1.J36 Sheet1.P32:Sheet1.P32 Sheet1.P33:Sheet1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457in" svg:x="12.5713in" svg:y="1.2744in">
            <draw:object draw:notify-on-update-of-ranges="Sheet1.T37:Sheet1.T37 Sheet1.T38:Sheet1.T41 Sheet1.U37:Sheet1.U37 Sheet1.U38:Sheet1.U41 Sheet1.T37:Sheet1.T37 Sheet1.T38:Sheet1.T41 Sheet1.V37:Sheet1.V37 Sheet1.V38:Sheet1.V41 Sheet1.T37:Sheet1.T37 Sheet1.T38:Sheet1.T41 Sheet1.W37:Sheet1.W37 Sheet1.W38:Sheet1.W41 Sheet1.T37:Sheet1.T37 Sheet1.T38:Sheet1.T41 Sheet1.X37:Sheet1.X37 Sheet1.X38:Sheet1.X41 Sheet1.T37:Sheet1.T37 Sheet1.T38:Sheet1.T41 Sheet1.Y37:Sheet1.Y37 Sheet1.Y38:Sheet1.Y41 Sheet1.T37:Sheet1.T37 Sheet1.T38:Sheet1.T41 Sheet1.Z37:Sheet1.Z37 Sheet1.Z38:Sheet1.Z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5457in" svg:x="20.7177in" svg:y="2.9134in">
            <draw:object draw:notify-on-update-of-ranges="Sheet1.T42:Sheet1.T42 Sheet1.T43:Sheet1.T46 Sheet1.U42:Sheet1.U42 Sheet1.U43:Sheet1.U46 Sheet1.T42:Sheet1.T42 Sheet1.T43:Sheet1.T46 Sheet1.V42:Sheet1.V42 Sheet1.V43:Sheet1.V46 Sheet1.T42:Sheet1.T42 Sheet1.T43:Sheet1.T46 Sheet1.W42:Sheet1.W42 Sheet1.W43:Sheet1.W46 Sheet1.T42:Sheet1.T42 Sheet1.T43:Sheet1.T46 Sheet1.X42:Sheet1.X42 Sheet1.X43:Sheet1.X46 Sheet1.T42:Sheet1.T42 Sheet1.T43:Sheet1.T46 Sheet1.Y42:Sheet1.Y42 Sheet1.Y43:Sheet1.Y46 Sheet1.T42:Sheet1.T42 Sheet1.T43:Sheet1.T46 Sheet1.Z42:Sheet1.Z42 Sheet1.Z43:Sheet1.Z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004in" svg:height="3.5457in" svg:x="14.1646in" svg:y="2.9335in">
            <draw:object draw:notify-on-update-of-ranges="Sheet1.T47:Sheet1.T47 Sheet1.T48:Sheet1.T51 Sheet1.U47:Sheet1.U47 Sheet1.U48:Sheet1.U51 Sheet1.T47:Sheet1.T47 Sheet1.T48:Sheet1.T51 Sheet1.V47:Sheet1.V47 Sheet1.V48:Sheet1.V51 Sheet1.T47:Sheet1.T47 Sheet1.T48:Sheet1.T51 Sheet1.W47:Sheet1.W47 Sheet1.W48:Sheet1.W51 Sheet1.T47:Sheet1.T47 Sheet1.T48:Sheet1.T51 Sheet1.X47:Sheet1.X47 Sheet1.X48:Sheet1.X51 Sheet1.T47:Sheet1.T47 Sheet1.T48:Sheet1.T51 Sheet1.Y47:Sheet1.Y47 Sheet1.Y48:Sheet1.Y51 Sheet1.T47:Sheet1.T47 Sheet1.T48:Sheet1.T51 Sheet1.Z47:Sheet1.Z47 Sheet1.Z48:Sheet1.Z5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32269" calcext:value-type="float">
            <text:p>1.322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62" calcext:value-type="float">
            <text:p>0.0362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63349" calcext:value-type="float">
            <text:p>0.09633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63633" calcext:value-type="float">
            <text:p>2.636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24939" calcext:value-type="float">
            <text:p>2.249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5607" calcext:value-type="float">
            <text:p>2.0560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3925" calcext:value-type="float">
            <text:p>15.392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13914" calcext:value-type="float">
            <text:p>0.31391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6201" calcext:value-type="float">
            <text:p>0.0176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4229" calcext:value-type="float">
            <text:p>0.12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52491" calcext:value-type="float">
            <text:p>1.524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5458" calcext:value-type="float">
            <text:p>4.545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11939" calcext:value-type="float">
            <text:p>4.119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3.0218" calcext:value-type="float">
            <text:p>33.0218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893" calcext:value-type="float">
            <text:p>0.0118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1151" calcext:value-type="float">
            <text:p>0.01111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211" calcext:value-type="float">
            <text:p>0.0257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53" calcext:value-type="float">
            <text:p>0.116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8606" calcext:value-type="float">
            <text:p>0.786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29901" calcext:value-type="float">
            <text:p>6.299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46.7998" calcext:value-type="float">
            <text:p>46.7998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00505" calcext:value-type="float">
            <text:p>0.04005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2669" calcext:value-type="float">
            <text:p>0.01226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5834" calcext:value-type="float">
            <text:p>0.02658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3179" calcext:value-type="float">
            <text:p>0.13317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30132" calcext:value-type="float">
            <text:p>0.8301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8432" calcext:value-type="float">
            <text:p>6.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7.2041" calcext:value-type="float">
            <text:p>47.2041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77616" calcext:value-type="float">
            <text:p>0.0776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26055" calcext:value-type="float">
            <text:p>0.0126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69109" calcext:value-type="float">
            <text:p>0.02691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48342" calcext:value-type="float">
            <text:p>0.1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88762" calcext:value-type="float">
            <text:p>0.88876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35031" calcext:value-type="float">
            <text:p>7.3503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53.4167" calcext:value-type="float">
            <text:p>53.416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72505" calcext:value-type="float">
            <text:p>0.09725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1839" calcext:value-type="float">
            <text:p>0.0141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0745" calcext:value-type="float">
            <text:p>0.0280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34658" calcext:value-type="float">
            <text:p>0.2346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2101" calcext:value-type="float">
            <text:p>1.021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.95618" calcext:value-type="float">
            <text:p>7.956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54.532" calcext:value-type="float">
            <text:p>54.5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78136" calcext:value-type="float">
            <text:p>0.378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6451" calcext:value-type="float">
            <text:p>0.02464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8285" calcext:value-type="float">
            <text:p>0.1082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22777" calcext:value-type="float">
            <text:p>2.2277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7631" calcext:value-type="float">
            <text:p>2.7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3115" calcext:value-type="float">
            <text:p>10.31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5.3699" calcext:value-type="float">
            <text:p>55.3699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745129" calcext:value-type="float">
            <text:p>0.07451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1749" calcext:value-type="float">
            <text:p>0.01317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86453" calcext:value-type="float">
            <text:p>0.02864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50339" calcext:value-type="float">
            <text:p>0.2503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8956" calcext:value-type="float">
            <text:p>0.989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53049" calcext:value-type="float">
            <text:p>7.53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51.6593" calcext:value-type="float">
            <text:p>51.6593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514101" calcext:value-type="float">
            <text:p>0.05141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8831" calcext:value-type="float">
            <text:p>0.001788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1825" calcext:value-type="float">
            <text:p>0.0101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268" calcext:value-type="float">
            <text:p>0.294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9117" calcext:value-type="float">
            <text:p>0.2991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3187" calcext:value-type="float">
            <text:p>0.9031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47072" calcext:value-type="float">
            <text:p>3.47072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664.2" calcext:value-type="float">
            <text:p>21664.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59190" calcext:value-type="float">
            <text:p>2.6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841730" calcext:value-type="float">
            <text:p>4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82740" calcext:value-type="float">
            <text:p>1.8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143800" calcext:value-type="float">
            <text:p>1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032600" calcext:value-type="float">
            <text:p>2.6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784300" calcext:value-type="float">
            <text:p>3.88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4236.1" calcext:value-type="float">
            <text:p>84236.1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620460" calcext:value-type="float">
            <text:p>4.6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74900" calcext:value-type="float">
            <text:p>1.8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7874100" calcext:value-type="float">
            <text:p>1.7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863900" calcext:value-type="float">
            <text:p>3.2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3739300" calcext:value-type="float">
            <text:p>3.3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380300" calcext:value-type="float">
            <text:p>3.94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5545" calcext:value-type="float">
            <text:p>105545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98980" calcext:value-type="float">
            <text:p>5.2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82400" calcext:value-type="float">
            <text:p>1.9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8274500" calcext:value-type="float">
            <text:p>2.8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754100" calcext:value-type="float">
            <text:p>3.7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520300" calcext:value-type="float">
            <text:p>3.6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02500" calcext:value-type="float">
            <text:p>4.02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4542" calcext:value-type="float">
            <text:p>204542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42520" calcext:value-type="float">
            <text:p>5.3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22400" calcext:value-type="float">
            <text:p>1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3700" calcext:value-type="float">
            <text:p>3.1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420600" calcext:value-type="float">
            <text:p>4.0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26600" calcext:value-type="float">
            <text:p>3.9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493600" calcext:value-type="float">
            <text:p>4.55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88807" calcext:value-type="float">
            <text:p>6888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896140" calcext:value-type="float">
            <text:p>5.9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3600" calcext:value-type="float">
            <text:p>2.0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993400" calcext:value-type="float">
            <text:p>3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86900" calcext:value-type="float">
            <text:p>4.2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15500" calcext:value-type="float">
            <text:p>4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5886600" calcext:value-type="float">
            <text:p>4.5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9941" calcext:value-type="float">
            <text:p>109941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743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02700" calcext:value-type="float">
            <text:p>1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6754500" calcext:value-type="float">
            <text:p>1.6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908400" calcext:value-type="float">
            <text:p>3.3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646500" calcext:value-type="float">
            <text:p>3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570200" calcext:value-type="float">
            <text:p>4.16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556.65" calcext:value-type="float">
            <text:p>9556.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066.1" calcext:value-type="float">
            <text:p>8506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19683" calcext:value-type="float">
            <text:p>81968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481270" calcext:value-type="float">
            <text:p>2.4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91330" calcext:value-type="float">
            <text:p>1.29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8642" calcext:value-type="float">
            <text:p>53864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1871" calcext:value-type="float">
            <text:p>351871</text:p>
          </table:table-cell>
        </table:table-row>
        <table:table-row table:style-name="ro1">
          <table:table-cell table:number-columns-repeated="72"/>
          <table:table-cell office:value-type="string" calcext:value-type="string">
            <text:p>Program time</text:p>
          </table:table-cell>
          <table:table-cell office:value-type="float" office:value="6.42695" calcext:value-type="float">
            <text:p>6.426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902535" calcext:value-type="float">
            <text:p>0.9025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05743" calcext:value-type="float">
            <text:p>2.0574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.2002" calcext:value-type="float">
            <text:p>20.20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0.1364" calcext:value-type="float">
            <text:p>70.136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88.193" calcext:value-type="float">
            <text:p>488.19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355.22" calcext:value-type="float">
            <text:p>3355.22</text:p>
          </table:table-cell>
        </table:table-row>
        <table:table-row table:style-name="ro1">
          <table:table-cell table:number-columns-repeated="9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89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number-columns-repeated="8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/>
          <table:table-cell table:number-columns-repeated="3"/>
          <table:table-cell table:style-name="ce1" table:number-columns-repeated="6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/>
          <table:table-cell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66"/>
        </table:table-row>
        <table:table-row table:style-name="ro1">
          <table:table-cell table:number-columns-repeated="7"/>
          <table:table-cell table:style-name="ce1"/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infini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r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41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"/>
          <table:table-cell office:value-type="float" office:value="109941" calcext:value-type="float">
            <text:p>109941</text:p>
          </table:table-cell>
          <table:table-cell table:style-name="ce1" office:value-type="float" office:value="4974300" calcext:value-type="float">
            <text:p>4.97E+006</text:p>
          </table:table-cell>
          <table:table-cell table:style-name="ce1" office:value-type="float" office:value="18302700" calcext:value-type="float">
            <text:p>1.83E+007</text:p>
          </table:table-cell>
          <table:table-cell table:style-name="ce1" office:value-type="float" office:value="16754500" calcext:value-type="float">
            <text:p>1.68E+007</text:p>
          </table:table-cell>
          <table:table-cell table:style-name="ce1" office:value-type="float" office:value="33908400" calcext:value-type="float">
            <text:p>3.39E+007</text:p>
          </table:table-cell>
          <table:table-cell table:style-name="ce1" office:value-type="float" office:value="35646500" calcext:value-type="float">
            <text:p>3.56E+007</text:p>
          </table:table-cell>
          <table:table-cell table:style-name="ce1" office:value-type="float" office:value="41570200" calcext:value-type="float">
            <text:p>4.16E+007</text:p>
          </table:table-cell>
          <table:table-cell table:number-columns-repeated="7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8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6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65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75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3"/>
          <table:table-cell office:value-type="string" calcext:value-type="string">
            <text:p>graph_generation</text:p>
          </table:table-cell>
          <table:table-cell office:value-type="float" office:value="0.14236" calcext:value-type="float">
            <text:p>0.14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63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63"/>
          <table:table-cell office:value-type="string" calcext:value-type="string">
            <text:p>construction_time</text:p>
          </table:table-cell>
          <table:table-cell office:value-type="float" office:value="0.0235701" calcext:value-type="float">
            <text:p>0.02357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63"/>
          <table:table-cell office:value-type="string" calcext:value-type="string">
            <text:p>min_time</text:p>
          </table:table-cell>
          <table:table-cell office:value-type="float" office:value="0.00803185" calcext:value-type="float">
            <text:p>0.00803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3"/>
          <table:table-cell office:value-type="string" calcext:value-type="string">
            <text:p>firstquartile_time</text:p>
          </table:table-cell>
          <table:table-cell office:value-type="float" office:value="0.00860298" calcext:value-type="float">
            <text:p>0.00860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71"/>
          <table:table-cell office:value-type="string" calcext:value-type="string">
            <text:p>median_time</text:p>
          </table:table-cell>
          <table:table-cell office:value-type="float" office:value="0.00988245" calcext:value-type="float">
            <text:p>0.00988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71"/>
          <table:table-cell office:value-type="string" calcext:value-type="string">
            <text:p>thirdquartile_time</text:p>
          </table:table-cell>
          <table:table-cell office:value-type="float" office:value="0.0101504" calcext:value-type="float">
            <text:p>0.01015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0525699" calcext:value-type="float">
            <text:p>0.052569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0103666" calcext:value-type="float">
            <text:p>0.0103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0547604" calcext:value-type="float">
            <text:p>0.005476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56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6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6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70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70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0"/>
          <table:table-cell office:value-type="string" calcext:value-type="string">
            <text:p>min_TEPS</text:p>
          </table:table-cell>
          <table:table-cell office:value-type="float" office:value="155831" calcext:value-type="float">
            <text:p>15583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office:value-type="float" office:value="807059" calcext:value-type="float">
            <text:p>80705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office:value-type="float" office:value="828944" calcext:value-type="float">
            <text:p>82894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office:value-type="float" office:value="952229" calcext:value-type="float">
            <text:p>95222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019940" calcext:value-type="float">
            <text:p>1.02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office:value-type="float" office:value="790226" calcext:value-type="float">
            <text:p>79022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2590.8" calcext:value-type="float">
            <text:p>52590.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0.835254" calcext:value-type="float">
            <text:p>0.83525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1.47666" calcext:value-type="float">
            <text:p>1.47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0.345306" calcext:value-type="float">
            <text:p>0.3453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0271969" calcext:value-type="float">
            <text:p>0.027196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0366956" calcext:value-type="float">
            <text:p>0.036695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0817347" calcext:value-type="float">
            <text:p>0.08173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83508" calcext:value-type="float">
            <text:p>0.18350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1.47783" calcext:value-type="float">
            <text:p>1.4778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89185" calcext:value-type="float">
            <text:p>0.18918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312722" calcext:value-type="float">
            <text:p>0.31272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office:value-type="float" office:value="354768" calcext:value-type="float">
            <text:p>35476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2857030" calcext:value-type="float">
            <text:p>2.86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6414510" calcext:value-type="float">
            <text:p>6.41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14287500" calcext:value-type="float">
            <text:p>1.4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9277500" calcext:value-type="float">
            <text:p>1.9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2771300" calcext:value-type="float">
            <text:p>2.77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77147" calcext:value-type="float">
            <text:p>5771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13.9619" calcext:value-type="float">
            <text:p>13.961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0.594441" calcext:value-type="float">
            <text:p>0.59444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1.09286" calcext:value-type="float">
            <text:p>1.092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117609" calcext:value-type="float">
            <text:p>0.11760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118736" calcext:value-type="float">
            <text:p>0.11873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119598" calcext:value-type="float">
            <text:p>0.11959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20424" calcext:value-type="float">
            <text:p>0.12042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230886" calcext:value-type="float">
            <text:p>0.2308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21353" calcext:value-type="float">
            <text:p>0.12135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139533" calcext:value-type="float">
            <text:p>0.013953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table:style-name="ce1" office:value-type="float" office:value="18166100" calcext:value-type="float">
            <text:p>1.82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34829500" calcext:value-type="float">
            <text:p>3.48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35070000" calcext:value-type="float">
            <text:p>3.51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35324600" calcext:value-type="float">
            <text:p>3.5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35663100" calcext:value-type="float">
            <text:p>3.57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34562800" calcext:value-type="float">
            <text:p>3.46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00684" calcext:value-type="float">
            <text:p>50068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9.45697" calcext:value-type="float">
            <text:p>9.4569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9:28:30.921809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2.7.2$Linux_X86_64 LibreOffice_project/420m0$Build-2</meta:generator>
    <dc:date>2015-06-30T17:49:05.368218114</dc:date>
    <meta:editing-duration>PT48M20S</meta:editing-duration>
    <meta:editing-cycles>9</meta:editing-cycles>
    <meta:document-statistic meta:table-count="1" meta:cell-count="229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7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301cm" svg:width="11.184cm" svg:height="6.545cm">
          <chartooo:coordinate-region svg:x="3.619cm" svg:y="1.5cm" svg:width="9.079cm" svg:height="5.699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723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301cm" svg:width="11.554cm" svg:height="6.545cm">
          <chartooo:coordinate-region svg:x="3.249cm" svg:y="1.5cm" svg:width="9.449cm" svg:height="5.699cm"/>
          <chart:axis chart:dimension="x" chart:name="primary-x" chart:style-name="ch5">
            <chart:title svg:x="6.574cm" svg:y="8.026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035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301cm" svg:width="10.734cm" svg:height="6.545cm">
          <chartooo:coordinate-region svg:x="3.249cm" svg:y="1.5cm" svg:width="8.63cm" svg:height="5.699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22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2:Sheet1.G38" chart:data-source-has-labels="row" svg:x="1.381cm" svg:y="1.251cm" svg:width="11.557cm" svg:height="6.544cm">
          <chartooo:coordinate-region svg:x="3.299cm" svg:y="1.45cm" svg:width="9.452cm" svg:height="5.698cm"/>
          <chart:axis chart:dimension="x" chart:name="primary-x" chart:style-name="ch5">
            <chart:title svg:x="6.692cm" svg:y="7.975cm" chart:style-name="ch6">
              <text:p>Scale</text:p>
            </chart:title>
          </chart:axis>
          <chart:axis chart:dimension="y" chart:name="primary-y" chart:style-name="ch7">
            <chart:title svg:x="0.501cm" svg:y="5.427cm" chart:style-name="ch8">
              <text:p>Mean TEPS</text:p>
            </chart:title>
          </chart:axis>
          <chart:series chart:style-name="ch9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0" chart:values-cell-range-address="Sheet1.E33:Sheet1.E38" chart:label-cell-address="Sheet1.E32:Sheet1.E32" chart:class="chart:scatter">
            <chart:data-point chart:repeated="6"/>
          </chart:series>
          <chart:series chart:style-name="ch11" chart:values-cell-range-address="Sheet1.F33:Sheet1.F38" chart:label-cell-address="Sheet1.F32:Sheet1.F32" chart:class="chart:scatter">
            <chart:data-point chart:repeated="6"/>
          </chart:series>
          <chart:series chart:style-name="ch12" chart:values-cell-range-address="Sheet1.G33:Sheet1.G38" chart:label-cell-address="Sheet1.G32:Sheet1.G3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22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J33:Sheet1.P36 Sheet1.K32:Sheet1.P32" chart:data-source-has-labels="row" svg:x="1.331cm" svg:y="1.301cm" svg:width="11.559cm" svg:height="6.545cm">
          <chartooo:coordinate-region svg:x="3.249cm" svg:y="1.5cm" svg:width="9.454cm" svg:height="5.699cm"/>
          <chart:axis chart:dimension="x" chart:name="primary-x" chart:style-name="ch5">
            <chart:title svg:x="5.809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477cm" chart:style-name="ch8">
              <text:p>Mean TEPS</text:p>
            </chart:title>
          </chart:axis>
          <chart:series chart:style-name="ch9" chart:values-cell-range-address="Sheet1.K33:Sheet1.K36" chart:label-cell-address="Sheet1.K32:Sheet1.K32" chart:class="chart:scatter">
            <chart:domain table:cell-range-address="Sheet1.J33:Sheet1.J36"/>
            <chart:data-point chart:repeated="4"/>
          </chart:series>
          <chart:series chart:style-name="ch10" chart:values-cell-range-address="Sheet1.L33:Sheet1.L36" chart:label-cell-address="Sheet1.L32:Sheet1.L32" chart:class="chart:scatter">
            <chart:data-point chart:repeated="4"/>
          </chart:series>
          <chart:series chart:style-name="ch11" chart:values-cell-range-address="Sheet1.M33:Sheet1.M36" chart:label-cell-address="Sheet1.M32:Sheet1.M32" chart:class="chart:scatter">
            <chart:data-point chart:repeated="4"/>
          </chart:series>
          <chart:series chart:style-name="ch12" chart:values-cell-range-address="Sheet1.N33:Sheet1.N36" chart:label-cell-address="Sheet1.N32:Sheet1.N32" chart:class="chart:scatter">
            <chart:data-point chart:repeated="4"/>
          </chart:series>
          <chart:series chart:style-name="ch13" chart:values-cell-range-address="Sheet1.O33:Sheet1.O36" chart:label-cell-address="Sheet1.O32:Sheet1.O32" chart:class="chart:scatter">
            <chart:data-point chart:repeated="4"/>
          </chart:series>
          <chart:series chart:style-name="ch14" chart:values-cell-range-address="Sheet1.P33:Sheet1.P36" chart:label-cell-address="Sheet1.P32:Sheet1.P3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cale 9</text:p>
                <draw:g>
                  <svg:desc>Sheet1.K32:Sheet1.K32</svg:desc>
                </draw:g>
              </table:table-cell>
              <table:table-cell office:value-type="string">
                <text:p>Scale 12 </text:p>
                <draw:g>
                  <svg:desc>Sheet1.L32:Sheet1.L32</svg:desc>
                </draw:g>
              </table:table-cell>
              <table:table-cell office:value-type="string">
                <text:p>Scale 15</text:p>
                <draw:g>
                  <svg:desc>Sheet1.M32:Sheet1.M32</svg:desc>
                </draw:g>
              </table:table-cell>
              <table:table-cell office:value-type="string">
                <text:p>Scale 18 </text:p>
                <draw:g>
                  <svg:desc>Sheet1.N32:Sheet1.N32</svg:desc>
                </draw:g>
              </table:table-cell>
              <table:table-cell office:value-type="string">
                <text:p>Scale 21 </text:p>
                <draw:g>
                  <svg:desc>Sheet1.O32:Sheet1.O32</svg:desc>
                </draw:g>
              </table:table-cell>
              <table:table-cell office:value-type="string">
                <text:p>Scale 24</text:p>
                <draw:g>
                  <svg:desc>Sheet1.P32:Sheet1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33:Sheet1.J36</svg:desc>
                </draw:g>
              </table:table-cell>
              <table:table-cell office:value-type="float" office:value="5335170">
                <text:p>5335170</text:p>
                <draw:g>
                  <svg:desc>Sheet1.K33:Sheet1.K36</svg:desc>
                </draw:g>
              </table:table-cell>
              <table:table-cell office:value-type="float" office:value="9242650">
                <text:p>9242650</text:p>
                <draw:g>
                  <svg:desc>Sheet1.L33:Sheet1.L36</svg:desc>
                </draw:g>
              </table:table-cell>
              <table:table-cell office:value-type="float" office:value="10558900">
                <text:p>10558900</text:p>
                <draw:g>
                  <svg:desc>Sheet1.M33:Sheet1.M36</svg:desc>
                </draw:g>
              </table:table-cell>
              <table:table-cell office:value-type="float" office:value="10663800">
                <text:p>10663800</text:p>
                <draw:g>
                  <svg:desc>Sheet1.N33:Sheet1.N36</svg:desc>
                </draw:g>
              </table:table-cell>
              <table:table-cell office:value-type="float" office:value="10640300">
                <text:p>10640300</text:p>
                <draw:g>
                  <svg:desc>Sheet1.O33:Sheet1.O36</svg:desc>
                </draw:g>
              </table:table-cell>
              <table:table-cell office:value-type="float" office:value="10177200">
                <text:p>10177200</text:p>
                <draw:g>
                  <svg:desc>Sheet1.P33:Sheet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498cm" svg:y="0.316cm" chart:style-name="ch2">
          <text:p>Nodes vs TEPS c3.large</text:p>
        </chart:title>
        <chart:legend chart:legend-position="end" svg:x="13.311cm" svg:y="2.959cm" style:legend-expansion="high" chart:style-name="ch3"/>
        <chart:plot-area chart:style-name="ch4" table:cell-range-address="Sheet1.T37:Sheet1.Z41" chart:data-source-has-labels="row" svg:x="1.331cm" svg:y="1.301cm" svg:width="11.66cm" svg:height="6.545cm">
          <chartooo:coordinate-region svg:x="3.249cm" svg:y="1.5cm" svg:width="9.555cm" svg:height="5.699cm"/>
          <chart:axis chart:dimension="x" chart:name="primary-x" chart:style-name="ch5">
            <chart:title svg:x="5.86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38:Sheet1.U41" chart:label-cell-address="Sheet1.U37:Sheet1.U37" chart:class="chart:scatter">
            <chart:domain table:cell-range-address="Sheet1.T38:Sheet1.T41"/>
            <chart:data-point chart:repeated="4"/>
          </chart:series>
          <chart:series chart:style-name="ch10" chart:values-cell-range-address="Sheet1.V38:Sheet1.V41" chart:label-cell-address="Sheet1.V37:Sheet1.V37" chart:class="chart:scatter">
            <chart:data-point chart:repeated="4"/>
          </chart:series>
          <chart:series chart:style-name="ch11" chart:values-cell-range-address="Sheet1.W38:Sheet1.W41" chart:label-cell-address="Sheet1.W37:Sheet1.W37" chart:class="chart:scatter">
            <chart:data-point chart:repeated="4"/>
          </chart:series>
          <chart:series chart:style-name="ch12" chart:values-cell-range-address="Sheet1.X38:Sheet1.X41" chart:label-cell-address="Sheet1.X37:Sheet1.X37" chart:class="chart:scatter">
            <chart:data-point chart:repeated="4"/>
          </chart:series>
          <chart:series chart:style-name="ch13" chart:values-cell-range-address="Sheet1.Y38:Sheet1.Y41" chart:label-cell-address="Sheet1.Y37:Sheet1.Y37" chart:class="chart:scatter">
            <chart:data-point chart:repeated="4"/>
          </chart:series>
          <chart:series chart:style-name="ch14" chart:values-cell-range-address="Sheet1.Z38:Sheet1.Z41" chart:label-cell-address="Sheet1.Z37:Sheet1.Z3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37:Sheet1.U37</svg:desc>
                </draw:g>
              </table:table-cell>
              <table:table-cell office:value-type="string">
                <text:p>Scale 12</text:p>
                <draw:g>
                  <svg:desc>Sheet1.V37:Sheet1.V37</svg:desc>
                </draw:g>
              </table:table-cell>
              <table:table-cell office:value-type="string">
                <text:p>Scale 15</text:p>
                <draw:g>
                  <svg:desc>Sheet1.W37:Sheet1.W37</svg:desc>
                </draw:g>
              </table:table-cell>
              <table:table-cell office:value-type="string">
                <text:p>Scale 18</text:p>
                <draw:g>
                  <svg:desc>Sheet1.X37:Sheet1.X37</svg:desc>
                </draw:g>
              </table:table-cell>
              <table:table-cell office:value-type="string">
                <text:p>Scale 21</text:p>
                <draw:g>
                  <svg:desc>Sheet1.Y37:Sheet1.Y37</svg:desc>
                </draw:g>
              </table:table-cell>
              <table:table-cell office:value-type="string">
                <text:p>Scale 24</text:p>
                <draw:g>
                  <svg:desc>Sheet1.Z37:Sheet1.Z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38:Sheet1.T41</svg:desc>
                </draw:g>
              </table:table-cell>
              <table:table-cell office:value-type="float" office:value="5044880">
                <text:p>5044880</text:p>
                <draw:g>
                  <svg:desc>Sheet1.U38:Sheet1.U41</svg:desc>
                </draw:g>
              </table:table-cell>
              <table:table-cell office:value-type="float" office:value="14071500">
                <text:p>14071500</text:p>
                <draw:g>
                  <svg:desc>Sheet1.V38:Sheet1.V41</svg:desc>
                </draw:g>
              </table:table-cell>
              <table:table-cell office:value-type="float" office:value="15761600">
                <text:p>15761600</text:p>
                <draw:g>
                  <svg:desc>Sheet1.W38:Sheet1.W41</svg:desc>
                </draw:g>
              </table:table-cell>
              <table:table-cell office:value-type="float" office:value="7675850">
                <text:p>7675850</text:p>
                <draw:g>
                  <svg:desc>Sheet1.X38:Sheet1.X41</svg:desc>
                </draw:g>
              </table:table-cell>
              <table:table-cell office:value-type="float" office:value="7584170">
                <text:p>7584170</text:p>
                <draw:g>
                  <svg:desc>Sheet1.Y38:Sheet1.Y41</svg:desc>
                </draw:g>
              </table:table-cell>
              <table:table-cell office:value-type="float" office:value="7520710">
                <text:p>7520710</text:p>
                <draw:g>
                  <svg:desc>Sheet1.Z38:Sheet1.Z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4.29cm" svg:y="0.317cm" chart:style-name="ch2">
          <text:p>Nodes vs TEPS DAS-4 no InifiniBand</text:p>
        </chart:title>
        <chart:legend chart:legend-position="end" svg:x="13.204cm" svg:y="2.959cm" style:legend-expansion="high" chart:style-name="ch3"/>
        <chart:plot-area chart:style-name="ch4" table:cell-range-address="Sheet1.T42:Sheet1.Z46" chart:data-source-has-labels="row" svg:x="1.331cm" svg:y="1.301cm" svg:width="11.553cm" svg:height="6.545cm">
          <chartooo:coordinate-region svg:x="3.249cm" svg:y="1.5cm" svg:width="9.448cm" svg:height="5.699cm"/>
          <chart:axis chart:dimension="x" chart:name="primary-x" chart:style-name="ch5">
            <chart:title svg:x="5.806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43:Sheet1.U46" chart:label-cell-address="Sheet1.U42:Sheet1.U42" chart:class="chart:scatter">
            <chart:domain table:cell-range-address="Sheet1.T43:Sheet1.T46"/>
            <chart:data-point chart:repeated="4"/>
          </chart:series>
          <chart:series chart:style-name="ch10" chart:values-cell-range-address="Sheet1.V43:Sheet1.V46" chart:label-cell-address="Sheet1.V42:Sheet1.V42" chart:class="chart:scatter">
            <chart:data-point chart:repeated="4"/>
          </chart:series>
          <chart:series chart:style-name="ch11" chart:values-cell-range-address="Sheet1.W43:Sheet1.W46" chart:label-cell-address="Sheet1.W42:Sheet1.W42" chart:class="chart:scatter">
            <chart:data-point chart:repeated="4"/>
          </chart:series>
          <chart:series chart:style-name="ch12" chart:values-cell-range-address="Sheet1.X43:Sheet1.X46" chart:label-cell-address="Sheet1.X42:Sheet1.X42" chart:class="chart:scatter">
            <chart:data-point chart:repeated="4"/>
          </chart:series>
          <chart:series chart:style-name="ch13" chart:values-cell-range-address="Sheet1.Y43:Sheet1.Y46" chart:label-cell-address="Sheet1.Y42:Sheet1.Y42" chart:class="chart:scatter">
            <chart:data-point chart:repeated="4"/>
          </chart:series>
          <chart:series chart:style-name="ch14" chart:values-cell-range-address="Sheet1.Z43:Sheet1.Z46" chart:label-cell-address="Sheet1.Z42:Sheet1.Z4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42:Sheet1.U42</svg:desc>
                </draw:g>
              </table:table-cell>
              <table:table-cell office:value-type="string">
                <text:p>Scale 12 </text:p>
                <draw:g>
                  <svg:desc>Sheet1.V42:Sheet1.V42</svg:desc>
                </draw:g>
              </table:table-cell>
              <table:table-cell office:value-type="string">
                <text:p>Scale 15</text:p>
                <draw:g>
                  <svg:desc>Sheet1.W42:Sheet1.W42</svg:desc>
                </draw:g>
              </table:table-cell>
              <table:table-cell office:value-type="string">
                <text:p>Scale 18 </text:p>
                <draw:g>
                  <svg:desc>Sheet1.X42:Sheet1.X42</svg:desc>
                </draw:g>
              </table:table-cell>
              <table:table-cell office:value-type="string">
                <text:p>Scale 21 </text:p>
                <draw:g>
                  <svg:desc>Sheet1.Y42:Sheet1.Y42</svg:desc>
                </draw:g>
              </table:table-cell>
              <table:table-cell office:value-type="string">
                <text:p>Scale 24</text:p>
                <draw:g>
                  <svg:desc>Sheet1.Z42:Sheet1.Z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3:Sheet1.T46</svg:desc>
                </draw:g>
              </table:table-cell>
              <table:table-cell office:value-type="float" office:value="5335170">
                <text:p>5335170</text:p>
                <draw:g>
                  <svg:desc>Sheet1.U43:Sheet1.U46</svg:desc>
                </draw:g>
              </table:table-cell>
              <table:table-cell office:value-type="float" office:value="9242650">
                <text:p>9242650</text:p>
                <draw:g>
                  <svg:desc>Sheet1.V43:Sheet1.V46</svg:desc>
                </draw:g>
              </table:table-cell>
              <table:table-cell office:value-type="float" office:value="10558900">
                <text:p>10558900</text:p>
                <draw:g>
                  <svg:desc>Sheet1.W43:Sheet1.W46</svg:desc>
                </draw:g>
              </table:table-cell>
              <table:table-cell office:value-type="float" office:value="10663800">
                <text:p>10663800</text:p>
                <draw:g>
                  <svg:desc>Sheet1.X43:Sheet1.X46</svg:desc>
                </draw:g>
              </table:table-cell>
              <table:table-cell office:value-type="float" office:value="10640300">
                <text:p>10640300</text:p>
                <draw:g>
                  <svg:desc>Sheet1.Y43:Sheet1.Y46</svg:desc>
                </draw:g>
              </table:table-cell>
              <table:table-cell office:value-type="float" office:value="10177200">
                <text:p>10177200</text:p>
                <draw:g>
                  <svg:desc>Sheet1.Z43:Sheet1.Z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4.678cm" svg:y="0.316cm" chart:style-name="ch2">
          <text:p>Nodes vs TEPS r3.large Amazon</text:p>
        </chart:title>
        <chart:legend chart:legend-position="end" svg:x="13.311cm" svg:y="2.959cm" style:legend-expansion="high" chart:style-name="ch3"/>
        <chart:plot-area chart:style-name="ch4" table:cell-range-address="Sheet1.T47:Sheet1.Z51" chart:data-source-has-labels="row" svg:x="1.331cm" svg:y="1.301cm" svg:width="11.66cm" svg:height="6.545cm">
          <chartooo:coordinate-region svg:x="3.249cm" svg:y="1.5cm" svg:width="9.555cm" svg:height="5.699cm"/>
          <chart:axis chart:dimension="x" chart:name="primary-x" chart:style-name="ch5">
            <chart:title svg:x="5.86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48:Sheet1.U51" chart:label-cell-address="Sheet1.U47:Sheet1.U47" chart:class="chart:scatter">
            <chart:domain table:cell-range-address="Sheet1.T48:Sheet1.T51"/>
            <chart:data-point chart:repeated="4"/>
          </chart:series>
          <chart:series chart:style-name="ch10" chart:values-cell-range-address="Sheet1.V48:Sheet1.V51" chart:label-cell-address="Sheet1.V47:Sheet1.V47" chart:class="chart:scatter">
            <chart:data-point chart:repeated="4"/>
          </chart:series>
          <chart:series chart:style-name="ch11" chart:values-cell-range-address="Sheet1.W48:Sheet1.W51" chart:label-cell-address="Sheet1.W47:Sheet1.W47" chart:class="chart:scatter">
            <chart:data-point chart:repeated="4"/>
          </chart:series>
          <chart:series chart:style-name="ch12" chart:values-cell-range-address="Sheet1.X48:Sheet1.X51" chart:label-cell-address="Sheet1.X47:Sheet1.X47" chart:class="chart:scatter">
            <chart:data-point chart:repeated="4"/>
          </chart:series>
          <chart:series chart:style-name="ch13" chart:values-cell-range-address="Sheet1.Y48:Sheet1.Y51" chart:label-cell-address="Sheet1.Y47:Sheet1.Y47" chart:class="chart:scatter">
            <chart:data-point chart:repeated="4"/>
          </chart:series>
          <chart:series chart:style-name="ch14" chart:values-cell-range-address="Sheet1.Z48:Sheet1.Z51" chart:label-cell-address="Sheet1.Z47:Sheet1.Z4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47:Sheet1.U47</svg:desc>
                </draw:g>
              </table:table-cell>
              <table:table-cell office:value-type="string">
                <text:p>Scale 12</text:p>
                <draw:g>
                  <svg:desc>Sheet1.V47:Sheet1.V47</svg:desc>
                </draw:g>
              </table:table-cell>
              <table:table-cell office:value-type="string">
                <text:p>Scale 15</text:p>
                <draw:g>
                  <svg:desc>Sheet1.W47:Sheet1.W47</svg:desc>
                </draw:g>
              </table:table-cell>
              <table:table-cell office:value-type="string">
                <text:p>Scale 18</text:p>
                <draw:g>
                  <svg:desc>Sheet1.X47:Sheet1.X47</svg:desc>
                </draw:g>
              </table:table-cell>
              <table:table-cell office:value-type="string">
                <text:p>Scale 21</text:p>
                <draw:g>
                  <svg:desc>Sheet1.Y47:Sheet1.Y47</svg:desc>
                </draw:g>
              </table:table-cell>
              <table:table-cell office:value-type="string">
                <text:p>Scale 24</text:p>
                <draw:g>
                  <svg:desc>Sheet1.Z47:Sheet1.Z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8:Sheet1.T51</svg:desc>
                </draw:g>
              </table:table-cell>
              <table:table-cell office:value-type="float" office:value="4870500">
                <text:p>4870500</text:p>
                <draw:g>
                  <svg:desc>Sheet1.U48:Sheet1.U51</svg:desc>
                </draw:g>
              </table:table-cell>
              <table:table-cell office:value-type="float" office:value="13147900">
                <text:p>13147900</text:p>
                <draw:g>
                  <svg:desc>Sheet1.V48:Sheet1.V51</svg:desc>
                </draw:g>
              </table:table-cell>
              <table:table-cell office:value-type="float" office:value="15888800">
                <text:p>15888800</text:p>
                <draw:g>
                  <svg:desc>Sheet1.W48:Sheet1.W51</svg:desc>
                </draw:g>
              </table:table-cell>
              <table:table-cell office:value-type="float" office:value="7716940">
                <text:p>7716940</text:p>
                <draw:g>
                  <svg:desc>Sheet1.X48:Sheet1.X51</svg:desc>
                </draw:g>
              </table:table-cell>
              <table:table-cell office:value-type="float" office:value="7497000">
                <text:p>7497000</text:p>
                <draw:g>
                  <svg:desc>Sheet1.Y48:Sheet1.Y51</svg:desc>
                </draw:g>
              </table:table-cell>
              <table:table-cell office:value-type="float" office:value="7526210">
                <text:p>7526210</text:p>
                <draw:g>
                  <svg:desc>Sheet1.Z48:Sheet1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